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62cm"/>
    </style:style>
    <style:style style:name="co2" style:family="table-column">
      <style:table-column-properties fo:break-before="auto" style:column-width="10.105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2.2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LOG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nálisis de los log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¿Problema Conocido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¿Configuración incorrecta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¿Se ha reproducido en algún entorn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¿Se ha reproducido con un nivel de Logs mas detallad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¿Se ha localizado el elemento PIM problemático en caso de existi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ÓDIGO FUENT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nálisis del código fuente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<text:s text:c="5"/>Se ha identificado el código fuente origen del problema, aunque no se han realizado cambios en el mis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5"/>Se ha identificado el código fuente origen del problema y se ha puesto en práctica un parche que funciona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3" office:value-type="string" calcext:value-type="string">
            <text:p>El equipo de trabajo de<text:span text:style-name="T1"> </text:span><text:span text:style-name="T2">N3 t</text:span>endrá que dedicar esfuerzos a intentar:</text:p>
            <text:p/>
            <text:p>    Se han analizado los logs y se han descartado problemas "conocidos" o configuraciones incorrectas.</text:p>
            <text:p>    Se ha logrado reproducir en el entorno de pruebas o en cualquier otro</text:p>
            <text:p/>
          </table:table-cell>
          <table:table-cell table:number-columns-repeated="1023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5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5:01:32.538705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3:36:37.367691112</meta:creation-date>
    <dc:date>2015-02-17T15:02:41.719192463</dc:date>
    <meta:editing-duration>PT46M9S</meta:editing-duration>
    <meta:editing-cycles>13</meta:editing-cycles>
    <meta:generator>LibreOffice/4.2.7.2$Linux_X86_64 LibreOffice_project/420m0$Build-2</meta:generator>
    <meta:document-statistic meta:table-count="1" meta:cell-count="12" meta:object-count="0"/>
  </office:meta>
</office:document-meta>
</file>